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fdc5" officeooo:paragraph-rsid="0014fdc5"/>
    </style:style>
    <style:style style:name="P2" style:family="paragraph" style:parent-style-name="Standard">
      <style:text-properties officeooo:rsid="0015c6c4" officeooo:paragraph-rsid="0015c6c4"/>
    </style:style>
    <style:style style:name="P3" style:family="paragraph" style:parent-style-name="Standard">
      <style:text-properties fo:language="en" fo:country="US" officeooo:rsid="0015c6c4" officeooo:paragraph-rsid="0015c6c4"/>
    </style:style>
    <style:style style:name="P4" style:family="paragraph" style:parent-style-name="Standard">
      <style:text-properties fo:language="ru" fo:country="RU" officeooo:rsid="0015c6c4" officeooo:paragraph-rsid="0015c6c4"/>
    </style:style>
    <style:style style:name="P5" style:family="paragraph" style:parent-style-name="Standard">
      <style:text-properties fo:language="ru" fo:country="RU" officeooo:rsid="0015fbad" officeooo:paragraph-rsid="0015fba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д проблемно ориентированные пакеты программ можно худо-бедно приплести <text:span text:style-name="T1">Microsoft office. </text:span><text:span text:style-name="T2">Он используется для решения задач, связанных с текстом и илюстрациями. Данные программы связаны своей экосистемой, и из-за этого работа с ними выходит более удобной. Хотя полноценно назвать данный пакет програмного обеспечения проблемно-ориентированным сложно.</text:span></text:p>
      <text:p text:style-name="P1"><text:span text:style-name="T2">Есть программы направленные на работу с бухгалтерией, а именно базы данных, такие как 1С или </text:span><text:span text:style-name="T1">Microsoft ACCESS, </text:span><text:span text:style-name="T2">который входит в вышеупомянутый пакет ПО.</text:span></text:p>
      <text:p text:style-name="P2"><text:span text:style-name="T2">Также присутствуют различного назначения и сложности текстовые редакторы, такие как:</text:span></text:p>
      <text:p text:style-name="P3">Notepad++ <text:span text:style-name="T2">текстовый редактор, простой и удобный</text:span></text:p>
      <text:p text:style-name="P3">PyCharm <text:span text:style-name="T2">редактор для кода ЯП </text:span>python. <text:span text:style-name="T2">Имеет текстовый редактор.</text:span></text:p>
      <text:p text:style-name="P3">Microsoft Word <text:span text:style-name="T2">текстовый процессор, входящий в пакет программ </text:span>MS Office.</text:p>
      <text:p text:style-name="P4">Также некоторые программы для написания и редактирования кода на разных ЯП:</text:p>
      <text:p text:style-name="P3">VS Code <text:span text:style-name="T2">редактор кода от </text:span>micrisoft</text:p>
      <text:p text:style-name="P3">Python\PyCharm <text:span text:style-name="T2">редактор кода </text:span>python <text:span text:style-name="T2">либо встроенный в ЯП, либо установленный.</text:span></text:p>
      <text:p text:style-name="P4">Также программы для работы с графикой — <text:span text:style-name="T1">GIMP </text:span>бесплатный и удобный граффический редактор.</text:p>
      <text:p text:style-name="P5">Также присутствуют различные браузеры — <text:span text:style-name="T1">Google Chrome, Mozilla Firefox.</text:span></text:p>
      <text:p text:style-name="P5">Еще присутствует антивирус Касперский для защиты ПК от вредоносного ПО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10:04:09.957000000</meta:creation-date>
    <dc:date>2025-02-20T10:35:24.996000000</dc:date>
    <meta:editing-duration>PT2M57S</meta:editing-duration>
    <meta:editing-cycles>1</meta:editing-cycles>
    <meta:document-statistic meta:table-count="0" meta:image-count="0" meta:object-count="0" meta:page-count="1" meta:paragraph-count="12" meta:word-count="158" meta:character-count="1184" meta:non-whitespace-character-count="1036"/>
    <meta:generator>LibreOffice/24.8.0.3$Windows_X86_64 LibreOffice_project/0bdf1299c94fe897b119f97f3c613e9dca6be583</meta:generator>
  </office:meta>
</office:document-meta>
</file>